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page"/>
      <style:text-properties style:text-underline-style="non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 fo:break-before="pag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bold" style:font-weight-asian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2</text:p>
      <text:list xml:id="list1979111545" text:style-name="WWNum2">
        <text:list-item>
          <text:p text:style-name="P3"><office:annotation office:name="__Annotation__4_1368113459"><dc:creator>Keyvan Beroukhim</dc:creator><dc:date>2018-11-29T19:33:17</dc:date><text:p><text:span text:style-name="T5">J’ai renommé first_test en prime_test parce que je crois que ça se dit pas.</text:span></text:p></office:annotation>Le test consiste à tester pour tout entier k inférieur à la racine carrée de N que k ne divise pas N.<office:annotation-end office:name="__Annotation__4_1368113459"/></text:p>
        </text:list-item>
      </text:list>
      <text:p text:style-name="P5"/>
      <text:list xml:id="list75629316415655" text:continue-numbering="true" text:style-name="WWNum2">
        <text:list-item>
          <text:p text:style-name="P3">L’entrée est le nombre N représenté en n bits.</text:p>
        </text:list-item>
      </text:list>
      <text:p text:style-name="P6">N = O(2^n) donc le nombre d'itération est :</text:p>
      <text:p text:style-name="P1">sqrt(N) = O ( sqrt ( 2 ^ n ) )</text:p>
      <text:p text:style-name="P1"><text:s text:c="7"/><text:tab/>= O ( ( 2 ^ n ) ^ 1/2 )</text:p>
      <text:p text:style-name="P1"><text:s text:c="7"/><text:tab/>= O ( 2 ^ ( n / 2 ) )</text:p>
      <text:p text:style-name="P1"><text:s text:c="7"/><text:tab/>= O ( ( 2 ^ 1/2 ) ^ n )</text:p>
      <text:p text:style-name="P1"><text:s text:c="7"/><text:tab/>= O ( ( sqrt ( 2 ) ) ^ n )</text:p>
      <text:p text:style-name="P1"><text:s text:c="7"/><text:tab/>= O ( 1.41 ^ n )</text:p>
      <text:p text:style-name="P1">Donc le nombre d'itération est exponentiel en la taille de l’entrée.</text:p>
      <text:p text:style-name="P1"/>
      <text:p text:style-name="P1">Si on considère que les opérations arithmétiques s'effectuent en O(1),</text:p>
      <text:p text:style-name="P1">alors la complexité du test est en O( 1.41 ^ n ).</text:p>
      <text:p text:style-name="P1">Si elles s'effectuent en O(bitsize(a) * bitsize(b)),</text:p>
      <text:p text:style-name="P1">alors la complexité du test est O( 1.41 ^ n * n * bitsize(sqrt(N))) = O( ( n ^ 2 ) * ( 1.41 ^ n ) )</text:p>
      <text:p text:style-name="P1"/>
      <text:list xml:id="list75630014129184" text:continue-numbering="true" text:style-name="WWNum2">
        <text:list-item>
          <text:p text:style-name="P3">On teste pour tout k inférieur à 10⁵ si k est premier. On obtient un nombre de 9592 nombres premiers inférieurs à 10⁵.</text:p>
        </text:list-item>
      </text:list>
      <text:p text:style-name="P5"/>
      <text:list xml:id="list75629688066953" text:continue-numbering="true" text:style-name="WWNum2">
        <text:list-item>
          <text:p text:style-name="P3"><text:soft-page-break/>Pour tester si un entier n est un nombre de Carmichael, on calcul sa décomposition en produit de facteurs premiers puis on applique le critère de Korselt.</text:p>
        </text:list-item>
      </text:list>
      <text:p text:style-name="P6">On teste pour tout k inférieur à 10⁵ si k est un nombre de Carmichael. Il n’y a que 16 nombres de Carmichael inférieurs à 10⁵ :</text:p>
      <text:p text:style-name="P6">[561, 1105, 1729, 2465, 2821, 6601, 8911, 10585, 15841, 29341, 41041, 46657, 52633, 62745, 63973, 75361]</text:p>
      <text:p text:style-name="P6"/>
      <text:list xml:id="list75629951520033" text:continue-numbering="true" text:style-name="WWNum2">
        <text:list-item>
          <text:p text:style-name="P3">On maintient une liste de nombres premiers initialisée à [2,3,5]. On teste toutes les combinaisons de 3 nombres parmi la liste puis on ajoute le nombre premier suivant et réitère l’opération à l’infini.</text:p>
        </text:list-item>
      </text:list>
      <text:p text:style-name="P5"/>
      <text:list xml:id="list75630640348042" text:continue-numbering="true" text:style-name="WWNum2">
        <text:list-item>
          <text:p text:style-name="P3">En 5 minutes, le plus grand nombre de Carmichael trouvé est :</text:p>
        </text:list-item>
      </text:list>
      <text:p text:style-name="P1">588909469501 = 1871 * 16831 * 18701</text:p>
      <text:p text:style-name="P1"/>
      <text:list xml:id="list75629754603135" text:continue-numbering="true" text:style-name="WWNum2">
        <text:list-item>
          <text:p text:style-name="P4"/>
        </text:list-item>
      </text:list>
      <text:list xml:id="list1381837387" text:style-name="WWNum1">
        <text:list-item>
          <text:p text:style-name="P7">Soit n un nombre de Carmichael de la forme p*q*r avec p&lt;q&lt;r p,q,r premiers.</text:p>
        </text:list-item>
      </text:list>
      <text:p text:style-name="P6">n = pqr = 1 mod r-1 <text:s text:c="16"/>(par application du critère de Korselt)</text:p>
      <text:p text:style-name="P6">pqr - r + 1 = 1 mod r-1</text:p>
      <text:p text:style-name="P6">r(pq-1) = 0 mod r-1</text:p>
      <text:p text:style-name="P6">r-1 | r(pq-1)</text:p>
      <text:p text:style-name="P6">r-1 | pq-1 <text:s text:c="3"/><text:tab/>(car r et r-1 sont premiers entre eux, par application du théorème de Gauss)</text:p>
      <text:p text:style-name="P6">donc il existe h tel que :</text:p>
      <text:p text:style-name="P6"><text:span text:style-name="T2">pq-1 = h(r-1)</text:span></text:p>
      <text:p text:style-name="P1"/>
      <text:p text:style-name="P1">Montrons que 2&lt;=h&lt;=p-1</text:p>
      <text:p text:style-name="P1">Si h = 0 :</text:p>
      <text:p text:style-name="P1"><text:tab/>pq-1=0</text:p>
      <text:p text:style-name="P1"><text:tab/>pq=1</text:p>
      <text:p text:style-name="P1"><text:tab/>La seule solution dans N est p=q=1, ce qui est impossible car p et q sont premiers.</text:p>
      <text:p text:style-name="P1">Si h = 1 :</text:p>
      <text:p text:style-name="P1"><text:tab/>pq-1=r-1</text:p>
      <text:p text:style-name="P1"><text:tab/>pq=r</text:p>
      <text:p text:style-name="P1"><text:tab/>p|r</text:p>
      <text:p text:style-name="P1"><text:tab/>Ce qui contredit le fait que r soit premier.</text:p>
      <text:p text:style-name="P1">Si h&gt;=p :</text:p>
      <text:p text:style-name="P1"><text:soft-page-break/><text:tab/>on a p/h &lt;= 1</text:p>
      <text:p text:style-name="P1"><text:tab/>pq-1 &gt;= h(r-1) * p / h</text:p>
      <text:p text:style-name="P1"><text:tab/>pq-1 &gt;= p(r-1) </text:p>
      <text:p text:style-name="P1"><text:tab/>p(q-r+1)&gt;=1</text:p>
      <text:p text:style-name="P1"><text:s text:c="12"/>Or q et r sont des nombres premiers distincts et r &gt;= 5 (le troisième nombre premier)</text:p>
      <text:p text:style-name="P1"><text:s text:c="12"/>donc |q-r| &gt;= 2. De plus, q&lt;r donc q &lt; r - 1</text:p>
      <text:p text:style-name="P1"><text:tab/>q-r+1&lt;0</text:p>
      <text:p text:style-name="P1"><text:tab/>p(q-r+1)&lt;0 C'est une contradiction.</text:p>
      <text:p text:style-name="P1">Au final, on a :</text:p>
      <text:p text:style-name="P1"><text:span text:style-name="T2">2&lt;=h&lt;=p-1</text:span></text:p>
      <text:p text:style-name="P1"><text:s/></text:p>
      <text:p text:style-name="P1"/>
      <text:p text:style-name="P1">De même en partant de n <text:s/>= 1 mod q-1, on obtient qu’il existe k tel que :</text:p>
      <text:p text:style-name="P1"><text:span text:style-name="T2">pr-1 = k(q-1)</text:span></text:p>
      <text:p text:style-name="P1">(on n’a pas que 2&lt;=k&lt;=p-1)</text:p>
      <text:p text:style-name="P1"/>
      <text:list xml:id="list75629284140421" text:continue-numbering="true" text:style-name="WWNum1">
        <text:list-item>
          <text:p text:style-name="P8">On a :</text:p>
        </text:list-item>
      </text:list>
      <text:p text:style-name="P1"><text:s/>i) pq-1 = h(r-1) </text:p>
      <text:p text:style-name="P1">ii) pr -1 = k(q-1)</text:p>
      <text:p text:style-name="P1">donc :</text:p>
      <text:p text:style-name="P1">iii) <text:s/>rh = pq-1 +h <text:s text:c="20"/>d'après i)</text:p>
      <text:p text:style-name="P1"><text:s text:c="5"/>prh-h = hk(q-1) <text:s text:c="16"/>d'après ii)</text:p>
      <text:p text:style-name="P1"><text:s text:c="5"/>p(pq-1 + h) - h = hk(q-1) <text:s/>d'après iii)</text:p>
      <text:p text:style-name="P1"><text:s text:c="5"/>hk(q - 1) = p(pq-1 + h) - h </text:p>
      <text:p text:style-name="P1"><text:s text:c="20"/>= p²q - p + hp - h</text:p>
      <text:p text:style-name="P1"><text:s text:c="20"/>= (p²q - p + hp - h) + (p² - p²) + (kp - kp) + (k - k)</text:p>
      <text:p text:style-name="P1"><text:s text:c="20"/>= (p² - p + kp - k) + (hp - h - p² - kp + k + p²q)</text:p>
      <text:p text:style-name="P1"><text:s text:c="20"/>= (p + k)(p - 1) + (hp - h - p² - kp + k + p²q)</text:p>
      <text:p text:style-name="P1"><text:s text:c="20"/>= (p + k)(p - 1) + h(p - 1) + k(1 - p) + p²(q - 1)</text:p>
      <text:p text:style-name="P1"><text:s text:c="20"/>= (p + k + h)(p - 1) + k(1 - p) + p²(q - 1)</text:p>
      <text:p text:style-name="P1"><text:s text:c="20"/>= (p + h)(p - 1) + k(p - 1) + k(1 - p) + p²(q - 1)</text:p>
      <text:p text:style-name="P1"><text:s text:c="5"/>hk(q - 1) = (p + h)(p - 1) + p²(q - 1)<text:tab/></text:p>
      <text:p text:style-name="P6"><text:s text:c="5"/>(hk - p²)(q - 1) = (p + h)(p - 1) </text:p>
      <text:p text:style-name="P6"/>
      <text:p text:style-name="P6"/>
      <text:p text:style-name="P6">Bornons k : </text:p>
      <text:p text:style-name="P6">d’après (hk - p²)(q - 1) = (p + h)(p - 1) </text:p>
      <text:p text:style-name="P6"><text:soft-page-break/>vu que (q - 1), (p + h) et (p - 1) sont strictement positifs, on obtient :</text:p>
      <text:p text:style-name="P6">hk - p² &gt; 0</text:p>
      <text:p text:style-name="P6">donc k &gt; p²/h</text:p>
      <text:p text:style-name="P6"/>
      <text:p text:style-name="P6">Par ailleurs, d’après</text:p>
      <text:p text:style-name="P6">pq-1 = h(r-1) </text:p>
      <text:p text:style-name="P6">pr -1 = k(q-1) </text:p>
      <text:p text:style-name="P6">On a :</text:p>
      <text:p text:style-name="P6">(pq-1)(pr -1) = h(r-1) k(q-1)</text:p>
      <text:p text:style-name="P6">donc k = 1/h * (pq-1)/(q-1) * (pr -1)/(r-1) </text:p>
      <text:p text:style-name="P6"><text:s text:c="12"/>= 1/h * f<text:span text:style-name="T3">p</text:span>(q) * f<text:span text:style-name="T3">p</text:span>(r)</text:p>
      <text:p text:style-name="P6">avec f<text:span text:style-name="T3">p</text:span>(x) = (px - 1) / (x - 1)</text:p>
      <text:p text:style-name="P6">f<text:span text:style-name="T3">p</text:span> est décroissante donc on majore f<text:span text:style-name="T3">p</text:span>(q) par f<text:span text:style-name="T3">p</text:span>(p’) et f<text:span text:style-name="T3">p</text:span>(r) par f<text:span text:style-name="T3">p</text:span>(p’’)</text:p>
      <text:p text:style-name="P6">p’ et p’’ étant les deux nombres premiers consécutifs à p.</text:p>
      <text:p text:style-name="P6">donc <text:s/><text:span text:style-name="T2">p²/h + 1 &lt;= k &lt;= 1/h * f</text:span><text:span text:style-name="T4">p</text:span><text:span text:style-name="T2">(p’) * f</text:span><text:span text:style-name="T4">p</text:span><text:span text:style-name="T2">(p’’)</text:span></text:p>
      <text:p text:style-name="P6"/>
      <text:list xml:id="list75630241821908" text:continue-numbering="true" text:style-name="WWNum1">
        <text:list-item>
          <text:p text:style-name="P7">Si n est un nombre de Carmichael de la forme pqr, pour p fixé, les valeurs prises par h et k sont bornées.</text:p>
        </text:list-item>
      </text:list>
      <text:p text:style-name="P6">Pour tout h dans [2 ... p - 1]</text:p>
      <text:p text:style-name="P6">Pour tout k dans [p²/h + 1 ... 1/h * f<text:span text:style-name="T3">p</text:span>(p’) * f<text:span text:style-name="T3">p</text:span>(p’’)]</text:p>
      <text:p text:style-name="P6">On calcule q = (p + h)(p - 1)/(hk - p²) + 1</text:p>
      <text:p text:style-name="P6"><text:s text:c="19"/>r = (pq-1) / h + 1</text:p>
      <text:p text:style-name="P6"><text:soft-page-break/></text:p>
      <text:p text:style-name="P6">On regarde ensuite si le nombre pqr formé est un nombre de Carmichael selon qu’il vérifie le critère de Korselt ou non. Si c’est le cas, on ajoute ce nombre à la liste des solutions. </text:p>
      <text:p text:style-name="P6"/>
      <text:list xml:id="list75628826753135" text:continue-list="list75629754603135" text:style-name="WWNum2">
        <text:list-item>
          <text:p text:style-name="P3">On obtient :</text:p>
        </text:list-item>
      </text:list>
      <text:p text:style-name="P6">Nombres de Carmichael de la forme pqr avec r = 3</text:p>
      <text:p text:style-name="P6">561 = 3 * 11 * 17 </text:p>
      <text:p text:style-name="P6"/>
      <text:p text:style-name="P6">Nombres de Carmichael de la forme pqr avec r = 5</text:p>
      <text:p text:style-name="P6">1105 = 5 <text:s/>* 13 * 17</text:p>
      <text:p text:style-name="P6">2465 = 5 * 17 * 29</text:p>
      <text:p text:style-name="P6">10585 = 5 * 29 * 73</text:p>
      <text:p text:style-name="P6"/>
      <text:p text:style-name="P6">En fixant p à un grand nombre premier, on trouve très rapidement des nombres de Carmichael plus grands qu’avec notre précédente méthode. Par exemple avec p = 4999, on trouve : 617461815971987281 = 4999 * 3418633 * 361305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3" meta:word-count="1068" meta:character-count="4619" meta:non-whitespace-character-count="3355"/>
    <meta:generator>LibreOfficeDev/6.0.5.2$Linux_X86_64 LibreOffice_project/</meta:generator>
  </office:meta>
</office:document-meta>
</file>